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F000000F74EF4F7C9.png"/>
  <manifest:file-entry manifest:media-type="image/png" manifest:full-path="Pictures/10000201000000F8000001B0EC05504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111111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000000" draw:fill="solid" draw:fill-color="#808080" draw:textarea-vertical-align="middle"/>
    </style:style>
    <style:style style:name="gr6" style:family="graphic" style:parent-style-name="objectwithoutfill">
      <style:graphic-properties svg:stroke-width="0.2cm" svg:stroke-color="#333333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dash" draw:stroke-dash="Fine_20_Dashed" svg:stroke-color="#b2b2b2" draw:fill="solid" draw:fill-color="#ffff99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width="0.7cm" svg:stroke-color="#b2b2b2" draw:marker-start-width="1.25cm" draw:marker-end-width="1.25cm" draw:fill="none" draw:textarea-vertical-align="middle" fo:padding-top="0.475cm" fo:padding-bottom="0.475cm" fo:padding-left="0.6cm" fo:padding-right="0.6cm"/>
    </style:style>
    <style:style style:name="gr9" style:family="graphic" style:parent-style-name="measure" style:list-style-name="L1">
      <style:graphic-properties draw:textarea-vertical-align="middle" draw:line-distance="4.2cm"/>
    </style:style>
    <style:style style:name="gr10" style:family="graphic" style:parent-style-name="standard">
      <style:graphic-properties draw:stroke="none" svg:stroke-color="#000000" draw:fill="none" draw:fill-color="#ffffff" fo:min-height="0.525cm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measure" style:list-style-name="L1">
      <style:graphic-properties draw:textarea-vertical-align="middle" draw:line-distance="3.4cm"/>
    </style:style>
    <style:style style:name="gr1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measure" style:list-style-name="L1">
      <style:graphic-properties draw:textarea-vertical-align="middle" draw:line-distance="2.1cm"/>
    </style:style>
    <style:style style:name="gr17" style:family="graphic" style:parent-style-name="standard">
      <style:graphic-properties draw:stroke="none" svg:stroke-color="#000000" draw:fill="none" draw:fill-color="#ffffff" fo:min-height="0cm"/>
    </style:style>
    <style:style style:name="gr18" style:family="graphic" style:parent-style-name="standard">
      <style:graphic-properties draw:fill="solid" draw:fill-color="#000000" draw:opacity="50%" draw:textarea-vertical-align="middle" draw:shadow-opacity="50%"/>
    </style:style>
    <style:style style:name="gr19" style:family="graphic" style:parent-style-name="standard">
      <style:graphic-properties draw:stroke="solid" draw:stroke-dash="Fine_20_Dashed" svg:stroke-color="#000000" draw:fill="solid" draw:fill-color="#666666" draw:opacity="50%" draw:textarea-horizontal-align="justify" draw:textarea-vertical-align="middle" draw:auto-grow-height="false" fo:min-height="0cm" fo:min-width="0cm" draw:shadow-opacity="50%"/>
    </style:style>
    <style:style style:name="gr20" style:family="graphic" style:parent-style-name="standard">
      <style:graphic-properties draw:stroke="dash" draw:stroke-dash="Fine_20_Dashed" svg:stroke-color="#b2b2b2" draw:fill="solid" draw:fill-color="#ffff99" draw:opacity="50%" draw:textarea-horizontal-align="justify" draw:textarea-vertical-align="middle" draw:auto-grow-height="false" fo:min-height="0cm" fo:min-width="0cm" draw:shadow-opacity="5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="solid" draw:fill-color="#000000" draw:textarea-vertical-align="middle"/>
    </style:style>
    <style:style style:name="gr24" style:family="graphic" style:parent-style-name="standard">
      <style:graphic-properties draw:stroke="solid" draw:stroke-dash="Fine_20_Dashed" svg:stroke-color="#000000" draw:fill="solid" draw:fill-color="#666666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stroke="dash" draw:stroke-dash="Fine_20_Dashed" svg:stroke-color="#b2b2b2" draw:fill="solid" draw:fill-color="#ffff99" draw:opacity="70%" draw:textarea-horizontal-align="justify" draw:textarea-vertical-align="middle" draw:auto-grow-height="false" fo:min-height="0cm" fo:min-width="0cm" draw:shadow-opacity="70%"/>
    </style:style>
    <style:style style:name="gr26" style:family="graphic" style:parent-style-name="measure" style:list-style-name="L1">
      <style:graphic-properties draw:textarea-vertical-align="middle" draw:line-distance="2.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Arial" style:font-style-name="Standard" style:font-family-generic="swiss" style:font-family-asian="Arial" style:font-style-name-asian="Standard" style:font-family-generic-asian="swiss" style:font-family-complex="Arial" style:font-style-name-complex="Standard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cm" svg:height="7.434cm" svg:x="3.9cm" svg:y="5.598cm">
          <draw:image xlink:href="Pictures/10000000000001EF000000F74EF4F7C9.png" xlink:type="simple" xlink:show="embed" xlink:actuate="onLoad">
            <text:p/>
          </draw:image>
        </draw:frame>
        <draw:line draw:style-name="gr2" draw:text-style-name="P1" draw:layer="layout" svg:x1="18.504cm" svg:y1="10.298cm" svg:x2="18.504cm" svg:y2="11.098cm">
          <text:p/>
        </draw:line>
        <draw:line draw:style-name="gr3" draw:text-style-name="P1" draw:layer="layout" svg:x1="23.104cm" svg:y1="12.648cm" svg:x2="24.204cm" svg:y2="10.992cm">
          <text:p/>
        </draw:line>
        <draw:line draw:style-name="gr3" draw:text-style-name="P1" draw:layer="layout" svg:x1="25.204cm" svg:y1="12.72cm" svg:x2="24.204cm" svg:y2="10.92cm">
          <text:p/>
        </draw:line>
        <draw:line draw:style-name="gr3" draw:text-style-name="P1" draw:layer="layout" svg:x1="24.204cm" svg:y1="9.198cm" svg:x2="24.204cm" svg:y2="11.02cm">
          <text:p/>
        </draw:line>
        <draw:rect draw:style-name="gr4" draw:text-style-name="P1" draw:layer="layout" svg:width="0.4cm" svg:height="0.216cm" svg:x="24.004cm" svg:y="10.92cm">
          <text:p/>
        </draw:rect>
        <draw:g>
          <draw:rect draw:style-name="gr5" draw:text-style-name="P1" draw:layer="layout" svg:width="0.8cm" svg:height="0.7cm" draw:transform="rotate (0.367740873395136) translate (22.73cm 8.842cm)">
            <text:p/>
          </draw:rect>
          <draw:rect draw:style-name="gr5" draw:text-style-name="P1" draw:layer="layout" svg:width="0.8cm" svg:height="0.7cm" draw:transform="rotate (0.367740873395136) translate (23.333cm 8.181cm)">
            <text:p/>
          </draw:rect>
          <draw:rect draw:style-name="gr5" draw:text-style-name="P1" draw:layer="layout" svg:width="0.9cm" svg:height="1.3cm" draw:transform="rotate (0.367740873395136) translate (23.333cm 8.181cm)">
            <text:p/>
          </draw:rect>
          <draw:line draw:style-name="gr6" draw:text-style-name="P1" draw:layer="layout" svg:x1="23.454cm" svg:y1="7.384cm" svg:x2="24.16cm" svg:y2="7.826cm">
            <text:p/>
          </draw:line>
          <draw:custom-shape draw:style-name="gr7" draw:text-style-name="P1" draw:layer="layout" svg:width="3.24cm" svg:height="3.591cm" draw:transform="rotate (1.94185332576852) translate (20.379cm 10.498cm)">
            <text:p/>
            <draw:enhanced-geometry svg:viewBox="0 0 21600 21600" draw:glue-points="?f6 10800 10800 21600 ?f5 10800 10800 0" draw:text-areas="?f3 ?f3 ?f4 ?f4" draw:type="trapezoid" draw:modifiers="8859.443393677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8" draw:text-style-name="P1" draw:layer="layout" svg:x1="27.104cm" svg:y1="13.098cm" svg:x2="4.504cm" svg:y2="13.098cm">
          <text:p/>
        </draw:line>
        <draw:measure draw:style-name="gr9" draw:text-style-name="P2" draw:layer="measurelines" svg:x1="24.303cm" svg:y1="10.598cm" svg:x2="18.537cm" svg:y2="10.6cm">
          <text:p text:style-name="P2">d</text:p>
        </draw:measure>
        <draw:frame draw:style-name="gr10" draw:text-style-name="P3" draw:layer="layout" svg:width="2.4cm" svg:height="0.775cm" svg:x="21.004cm" svg:y="6.523cm">
          <draw:text-box>
            <text:p text:style-name="P3"><text:span text:style-name="T1">Blitzlicht</text:span></text:p>
          </draw:text-box>
        </draw:frame>
        <draw:frame draw:style-name="gr10" draw:text-style-name="P3" draw:layer="layout" svg:width="2.4cm" svg:height="0.775cm" svg:x="23.804cm" svg:y="6.923cm">
          <draw:text-box>
            <text:p text:style-name="P3"><text:span text:style-name="T1">Kamera</text:span></text:p>
          </draw:text-box>
        </draw:frame>
        <draw:frame draw:style-name="gr10" draw:text-style-name="P3" draw:layer="layout" svg:width="2.4cm" svg:height="0.775cm" svg:x="25.104cm" svg:y="11.323cm">
          <draw:text-box>
            <text:p text:style-name="P3"><text:span text:style-name="T1">Stativ</text:span></text:p>
          </draw:text-box>
        </draw:frame>
        <draw:frame draw:style-name="gr11" draw:text-style-name="P3" draw:layer="layout" svg:width="3.3cm" svg:height="1.199cm" svg:x="15.104cm" svg:y="7.599cm">
          <draw:text-box>
            <text:p text:style-name="P3"><text:span text:style-name="T1">Kennzeichen</text:span></text:p>
          </draw:text-box>
        </draw:frame>
        <draw:line draw:style-name="gr12" draw:text-style-name="P1" draw:layer="layout" svg:x1="18.504cm" svg:y1="10.598cm" svg:x2="17.604cm" svg:y2="8.198cm">
          <text:p/>
        </draw:line>
        <draw:measure draw:style-name="gr13" draw:text-style-name="P2" draw:layer="measurelines" svg:x1="24.304cm" svg:y1="9.098cm" svg:x2="24.304cm" svg:y2="12.798cm">
          <text:p text:style-name="P2">80cm</text:p>
        </draw:measure>
        <draw:line draw:style-name="gr12" draw:text-style-name="P1" draw:layer="layout" svg:x1="18.404cm" svg:y1="10.898cm" svg:x2="26.804cm" svg:y2="7.498cm">
          <text:p/>
        </draw:line>
        <draw:path draw:style-name="gr12" draw:text-style-name="P1" draw:layer="layout" svg:width="0.525cm" svg:height="1.299cm" svg:x="26.104cm" svg:y="7.798cm" svg:viewBox="0 0 526 1300" svg:d="M0 0c700 500 500 1300 500 1300">
          <text:p/>
        </draw:path>
        <draw:frame draw:style-name="gr10" draw:text-style-name="P4" draw:layer="layout" svg:width="2.4cm" svg:height="0.775cm" svg:x="25.004cm" svg:y="8.298cm">
          <draw:text-box>
            <text:p text:style-name="P4"><text:span text:style-name="T2">ca. 30°</text:span></text:p>
          </draw:text-box>
        </draw:frame>
      </draw:page>
      <draw:page draw:name="page2" draw:style-name="dp1" draw:master-page-name="Standard">
        <draw:frame draw:style-name="gr14" draw:text-style-name="P1" draw:layer="layout" svg:width="6.561cm" svg:height="11.429cm" draw:transform="rotate (1.5707963267946) translate (4.071cm 13.5cm)">
          <draw:image xlink:href="Pictures/10000201000000F8000001B0EC055049.png" xlink:type="simple" xlink:show="embed" xlink:actuate="onLoad">
            <text:p/>
          </draw:image>
        </draw:frame>
        <draw:line draw:style-name="gr2" draw:text-style-name="P1" draw:layer="layout" svg:x1="15.7cm" svg:y1="9.3cm" svg:x2="15.7cm" svg:y2="11.4cm">
          <text:p/>
        </draw:line>
        <draw:line draw:style-name="gr15" draw:text-style-name="P1" draw:layer="layout" svg:x1="15.9cm" svg:y1="10.4cm" svg:x2="25.4cm" svg:y2="13.8cm">
          <text:p/>
        </draw:line>
        <draw:path draw:style-name="gr12" draw:text-style-name="P1" draw:layer="layout" svg:width="0.566cm" svg:height="3.199cm" svg:x="24.7cm" svg:y="10.3cm" svg:viewBox="0 0 567 3200" svg:d="M500 0c300 1800-500 3200-500 3200">
          <text:p/>
        </draw:path>
        <draw:measure draw:style-name="gr16" draw:text-style-name="P2" draw:layer="measurelines" svg:x1="15.8cm" svg:y1="10.1cm" svg:x2="21cm" svg:y2="10.1cm">
          <text:p text:style-name="P2">d</text:p>
        </draw:measure>
        <draw:frame draw:style-name="gr17" draw:layer="layout" svg:width="0.8cm" svg:height="0.963cm" svg:x="24.2cm" svg:y="11.3cm">
          <draw:text-box>
            <text:p><text:span text:style-name="T3">α</text:span></text:p>
          </draw:text-box>
        </draw:frame>
        <draw:g>
          <draw:rect draw:style-name="gr18" draw:text-style-name="P1" draw:layer="layout" svg:width="1.1cm" svg:height="1.7cm" draw:transform="rotate (-0.385019632991063) translate (20.984cm 11.467cm)">
            <text:p/>
          </draw:rect>
          <draw:rect draw:style-name="gr18" draw:text-style-name="P1" draw:layer="layout" svg:width="0.6cm" svg:height="0.9cm" draw:transform="rotate (-0.385019632991063) translate (20.277cm 11.613cm)">
            <text:p/>
          </draw:rect>
          <draw:custom-shape draw:style-name="gr19" draw:text-style-name="P1" draw:layer="layout" svg:width="0.876cm" svg:height="0.499cm" draw:transform="rotate (1.18368229870233) translate (20.967cm 12.838cm)">
            <text:p/>
            <draw:enhanced-geometry svg:viewBox="0 0 21600 21600" draw:glue-points="?f6 10800 10800 21600 ?f5 10800 10800 0" draw:text-areas="?f3 ?f3 ?f4 ?f4" draw:type="trapezoid" draw:modifiers="5342.1015010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0" draw:text-style-name="P1" draw:layer="layout" svg:width="3.24cm" svg:height="4.897cm" draw:transform="rotate (1.18368229870233) translate (15.8cm 12cm)">
            <text:p/>
            <draw:enhanced-geometry svg:viewBox="0 0 21600 21600" draw:glue-points="?f6 10800 10800 21600 ?f5 10800 10800 0" draw:text-areas="?f3 ?f3 ?f4 ?f4" draw:type="trapezoid" draw:modifiers="8859.443393677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21" draw:text-style-name="P3" draw:layer="layout" svg:width="5.84cm" svg:height="0.725cm" svg:x="19.6cm" svg:y="5.775cm">
          <draw:text-box>
            <text:p><text:span text:style-name="T1">Veränderung des Abstandes</text:span></text:p>
          </draw:text-box>
        </draw:frame>
        <draw:frame draw:style-name="gr21" draw:text-style-name="P3" draw:layer="layout" svg:width="5.358cm" svg:height="0.725cm" svg:x="21.9cm" svg:y="14.7cm">
          <draw:text-box>
            <text:p><text:span text:style-name="T1">Veränderung des Winkels</text:span></text:p>
          </draw:text-box>
        </draw:frame>
        <draw:g>
          <draw:rect draw:style-name="gr18" draw:text-style-name="P1" draw:layer="layout" svg:width="1.1cm" svg:height="1.7cm" draw:transform="rotate (-0.00366519143037383) translate (25.714cm 9.346cm)">
            <text:p/>
          </draw:rect>
          <draw:rect draw:style-name="gr18" draw:text-style-name="P1" draw:layer="layout" svg:width="0.6cm" svg:height="0.9cm" draw:transform="rotate (-0.00366519143037383) translate (25.111cm 9.745cm)">
            <text:p/>
          </draw:rect>
          <draw:custom-shape draw:style-name="gr19" draw:text-style-name="P1" draw:layer="layout" svg:width="0.876cm" svg:height="0.499cm" draw:transform="rotate (1.56503674026302) translate (26.207cm 10.626cm)">
            <text:p/>
            <draw:enhanced-geometry svg:viewBox="0 0 21600 21600" draw:glue-points="?f6 10800 10800 21600 ?f5 10800 10800 0" draw:text-areas="?f3 ?f3 ?f4 ?f4" draw:type="trapezoid" draw:modifiers="5342.10150107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0" draw:text-style-name="P1" draw:layer="layout" svg:width="3.24cm" svg:height="4.897cm" draw:transform="rotate (1.56503674026302) translate (21.1cm 11.771cm)">
            <text:p/>
            <draw:enhanced-geometry svg:viewBox="0 0 21600 21600" draw:glue-points="?f6 10800 10800 21600 ?f5 10800 10800 0" draw:text-areas="?f3 ?f3 ?f4 ?f4" draw:type="trapezoid" draw:modifiers="8859.443393677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2" draw:text-style-name="P1" draw:layer="layout" svg:x1="15.9cm" svg:y1="10.3cm" svg:x2="27.3cm" svg:y2="10.3cm">
          <text:p/>
        </draw:line>
        <draw:rect draw:style-name="gr23" draw:text-style-name="P1" draw:layer="layout" svg:width="1.1cm" svg:height="1.7cm" svg:x="21cm" svg:y="9.5cm">
          <text:p/>
        </draw:rect>
        <draw:rect draw:style-name="gr23" draw:text-style-name="P1" draw:layer="layout" svg:width="0.6cm" svg:height="0.9cm" svg:x="20.4cm" svg:y="9.9cm">
          <text:p/>
        </draw:rect>
        <draw:custom-shape draw:style-name="gr24" draw:text-style-name="P1" draw:layer="layout" svg:width="0.876cm" svg:height="0.499cm" draw:transform="rotate (1.56870193169221) translate (21.499cm 10.776cm)">
          <text:p/>
          <draw:enhanced-geometry svg:viewBox="0 0 21600 21600" draw:glue-points="?f6 10800 10800 21600 ?f5 10800 10800 0" draw:text-areas="?f3 ?f3 ?f4 ?f4" draw:type="trapezoid" draw:modifiers="5342.101501072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" draw:layer="layout" svg:width="3.24cm" svg:height="4.897cm" draw:transform="rotate (1.56870193169221) translate (16.396cm 11.94cm)">
          <text:p/>
          <draw:enhanced-geometry svg:viewBox="0 0 21600 21600" draw:glue-points="?f6 10800 10800 21600 ?f5 10800 10800 0" draw:text-areas="?f3 ?f3 ?f4 ?f4" draw:type="trapezoid" draw:modifiers="8859.4433936773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measure draw:style-name="gr26" draw:text-style-name="P2" draw:layer="layout" svg:x1="15.8cm" svg:y1="9.96cm" svg:x2="25.7cm" svg:y2="10cm">
          <text:p text:style-name="P2">d'</text:p>
        </draw:measure>
        <draw:frame draw:style-name="gr21" draw:text-style-name="P3" draw:layer="layout" svg:width="2.957cm" svg:height="0.725cm" svg:x="13.6cm" svg:y="5.9cm">
          <draw:text-box>
            <text:p><text:span text:style-name="T1">Kennzeichen</text:span></text:p>
          </draw:text-box>
        </draw:frame>
        <draw:line draw:style-name="gr12" draw:text-style-name="P1" draw:layer="layout" svg:x1="15.7cm" svg:y1="9.5cm" svg:x2="15.4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13T16:38:25.73</meta:creation-date>
    <dc:date>2017-06-13T17:07:28.76</dc:date>
    <meta:editing-duration>PT29M3S</meta:editing-duration>
    <meta:editing-cycles>3</meta:editing-cycles>
    <meta:generator>OpenOffice/4.1.3$Win32 OpenOffice.org_project/413m1$Build-9783</meta:generator>
    <meta:document-statistic meta:object-count="49"/>
  </office:meta>
</office:document-meta>
</file>